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8043in"/>
    </style:style>
    <style:style style:name="co3" style:family="table-column">
      <style:table-column-properties fo:break-before="auto" style:column-width="2.3374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1.7256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2.2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DIGI-KEY</text:p>
          </table:table-cell>
          <table:table-cell office:value-type="string">
            <text:p>Order Qty</text:p>
          </table:table-cell>
          <table:table-cell office:value-type="string">
            <text:p>Cost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in header male,straight </text:p>
          </table:table-cell>
          <table:table-cell office:value-type="string">
            <text:p>Total 55 pins </text:p>
          </table:table-cell>
          <table:table-cell office:value-type="string">
            <text:p>0.1”</text:p>
          </table:table-cell>
          <table:table-cell office:value-type="string">
            <text:p><text:s/></text:p>
          </table:table-cell>
          <table:table-cell office:value-type="string">
            <text:p>40 pin male header strip 0.230” tall</text:p>
          </table:table-cell>
          <table:table-cell office:value-type="string">
            <text:p>S1011EC-40-ND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ocket header, round,gold</text:p>
          </table:table-cell>
          <table:table-cell office:value-type="string">
            <text:p>2x18 female contacts</text:p>
          </table:table-cell>
          <table:table-cell office:value-type="string">
            <text:p>0.1”</text:p>
          </table:table-cell>
          <table:table-cell table:number-columns-repeated="2" office:value-type="string">
            <text:p>App Board socket</text:p>
          </table:table-cell>
          <table:table-cell office:value-type="string">
            <text:p>ED7464-36-N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0 Ohm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, R2,R3, R8, R9, R10, R11, R12, R13</text:p>
          </table:table-cell>
          <table:table-cell office:value-type="string">
            <text:p><text:s/></text:p>
          </table:table-cell>
          <table:table-cell office:value-type="string">
            <text:p>311-0.0ARCT-ND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.1uf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2, C13</text:p>
          </table:table-cell>
          <table:table-cell office:value-type="string">
            <text:p><text:s/></text:p>
          </table:table-cell>
          <table:table-cell office:value-type="string">
            <text:p>399-8000-1-ND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0.1uf</text:p>
          </table:table-cell>
          <table:table-cell office:value-type="string">
            <text:p>C-USC1206</text:p>
          </table:table-cell>
          <table:table-cell office:value-type="string">
            <text:p>C1206</text:p>
          </table:table-cell>
          <table:table-cell office:value-type="string">
            <text:p>C1, C3</text:p>
          </table:table-cell>
          <table:table-cell office:value-type="string">
            <text:p><text:s/></text:p>
          </table:table-cell>
          <table:table-cell office:value-type="string">
            <text:p>399-8140-1-ND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.0 Ohm</text:p>
          </table:table-cell>
          <table:table-cell office:value-type="string">
            <text:p>R-US_R1206</text:p>
          </table:table-cell>
          <table:table-cell office:value-type="string">
            <text:p>R1206</text:p>
          </table:table-cell>
          <table:table-cell office:value-type="string">
            <text:p>R4, R5</text:p>
          </table:table-cell>
          <table:table-cell office:value-type="string">
            <text:p><text:s/></text:p>
          </table:table-cell>
          <table:table-cell office:value-type="string">
            <text:p>311-1.00FRCT-ND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R-US_0204/7</text:p>
          </table:table-cell>
          <table:table-cell office:value-type="string">
            <text:p>0204/7</text:p>
          </table:table-cell>
          <table:table-cell office:value-type="string">
            <text:p>R7</text:p>
          </table:table-cell>
          <table:table-cell office:value-type="string">
            <text:p>Resistor,Through hole</text:p>
          </table:table-cell>
          <table:table-cell office:value-type="string">
            <text:p>CF18JT10K0CT-ND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1N4148DO35-7</text:p>
          </table:table-cell>
          <table:table-cell office:value-type="string">
            <text:p>DO35-7</text:p>
          </table:table-cell>
          <table:table-cell office:value-type="string">
            <text:p>D2</text:p>
          </table:table-cell>
          <table:table-cell office:value-type="string">
            <text:p>DIODE,Through hole</text:p>
          </table:table-cell>
          <table:table-cell office:value-type="string">
            <text:p>1N4148FS-ND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3LC1024</text:p>
          </table:table-cell>
          <table:table-cell office:value-type="string">
            <text:p>8pin DIL</text:p>
          </table:table-cell>
          <table:table-cell office:value-type="string">
            <text:p>8 pin DIL</text:p>
          </table:table-cell>
          <table:table-cell office:value-type="string">
            <text:p>JP2</text:p>
          </table:table-cell>
          <table:table-cell office:value-type="string">
            <text:p><text:s/>S-Ram 1K, Wrong device model</text:p>
          </table:table-cell>
          <table:table-cell office:value-type="string">
            <text:p>23LC1024-I/P-N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9DOF</text:p>
          </table:table-cell>
          <table:table-cell office:value-type="string">
            <text:p>Spark-Fun</text:p>
          </table:table-cell>
          <table:table-cell office:value-type="string">
            <text:p>Module</text:p>
          </table:table-cell>
          <table:table-cell office:value-type="string">
            <text:p>JP7</text:p>
          </table:table-cell>
          <table:table-cell office:value-type="string">
            <text:p>Spark-fun obsolete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lolu 3.3V</text:p>
          </table:table-cell>
          <table:table-cell office:value-type="string">
            <text:p>S7V8F3_VOLT_REG-3V3_1AHORZ-DOWN</text:p>
          </table:table-cell>
          <table:table-cell office:value-type="string">
            <text:p>Module</text:p>
          </table:table-cell>
          <table:table-cell office:value-type="string">
            <text:p>JP15,JP14,JP3</text:p>
          </table:table-cell>
          <table:table-cell office:value-type="string">
            <text:p>3.3V step-up/step-down regulator , </text:p>
          </table:table-cell>
          <table:table-cell office:value-type="string">
            <text:p>2183-2122-N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string">
            <text:p>LB1848MC_H-BRIDGE</text:p>
          </table:table-cell>
          <table:table-cell office:value-type="string">
            <text:p>IC1, IC2</text:p>
          </table:table-cell>
          <table:table-cell/>
          <table:table-cell office:value-type="string">
            <text:p>LB1848MC-AHOSCT-ND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D-CARD1</text:p>
          </table:table-cell>
          <table:table-cell office:value-type="string">
            <text:p>PINHD-1X7</text:p>
          </table:table-cell>
          <table:table-cell office:value-type="string">
            <text:p>0.1”</text:p>
          </table:table-cell>
          <table:table-cell office:value-type="string">
            <text:p>JP8</text:p>
          </table:table-cell>
          <table:table-cell office:value-type="string">
            <text:p>Spark-fun BOP-00544</text:p>
          </table:table-cell>
          <table:table-cell table:number-columns-repeated="2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emale socket,4 pos</text:p>
          </table:table-cell>
          <table:table-cell/>
          <table:table-cell table:style-name="ce1" office:value-type="string">
            <text:p>0.1” through hole</text:p>
          </table:table-cell>
          <table:table-cell office:value-type="string">
            <text:p>JP6</text:p>
          </table:table-cell>
          <table:table-cell office:value-type="string">
            <text:p>female pin socket,4 pos</text:p>
          </table:table-cell>
          <table:table-cell office:value-type="string">
            <text:p>SAM10018-ND</text:p>
          </table:table-cell>
          <table:table-cell office:value-type="float" office:value="10">
            <text:p>10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7" table:default-cell-style-name="ce1"/>
        <table:table-column table:style-name="co8" table:default-cell-style-name="Default"/>
        <table:table-row table:style-name="ro1">
          <table:table-cell table:formula="of:=[Sheet1.H1]" office:value-type="string" office:string-value="Order Qty">
            <text:p>Order Qty</text:p>
          </table:table-cell>
          <table:table-cell table:formula="of:=[Sheet1.G1]" office:value-type="string" office:string-value="DIGI-KEY">
            <text:p>DIGI-KEY</text:p>
          </table:table-cell>
        </table:table-row>
        <table:table-row table:style-name="ro1">
          <table:table-cell table:formula="of:=[Sheet1.H2]" office:value-type="float" office:value="4">
            <text:p>4</text:p>
          </table:table-cell>
          <table:table-cell table:formula="of:=[Sheet1.G2]" office:value-type="string" office:string-value="S1011EC-40-ND">
            <text:p>S1011EC-40-ND</text:p>
          </table:table-cell>
        </table:table-row>
        <table:table-row table:style-name="ro1">
          <table:table-cell table:formula="of:=[Sheet1.H3]" office:value-type="float" office:value="0">
            <text:p>0</text:p>
          </table:table-cell>
          <table:table-cell table:formula="of:=[Sheet1.G3]" office:value-type="string" office:string-value="ED7464-36-ND">
            <text:p>ED7464-36-ND</text:p>
          </table:table-cell>
        </table:table-row>
        <table:table-row table:style-name="ro1">
          <table:table-cell table:formula="of:=[Sheet1.H4]" office:value-type="float" office:value="200">
            <text:p>200</text:p>
          </table:table-cell>
          <table:table-cell table:formula="of:=[Sheet1.G4]" office:value-type="string" office:string-value="311-0.0ARCT-ND">
            <text:p>311-0.0ARCT-ND</text:p>
          </table:table-cell>
        </table:table-row>
        <table:table-row table:style-name="ro1">
          <table:table-cell table:formula="of:=[Sheet1.H5]" office:value-type="float" office:value="100">
            <text:p>100</text:p>
          </table:table-cell>
          <table:table-cell table:formula="of:=[Sheet1.G5]" office:value-type="string" office:string-value="399-8000-1-ND">
            <text:p>399-8000-1-ND</text:p>
          </table:table-cell>
        </table:table-row>
        <table:table-row table:style-name="ro1">
          <table:table-cell table:formula="of:=[Sheet1.H6]" office:value-type="float" office:value="100">
            <text:p>100</text:p>
          </table:table-cell>
          <table:table-cell table:formula="of:=[Sheet1.G6]" office:value-type="string" office:string-value="399-8140-1-ND">
            <text:p>399-8140-1-ND</text:p>
          </table:table-cell>
        </table:table-row>
        <table:table-row table:style-name="ro1">
          <table:table-cell table:formula="of:=[Sheet1.H7]" office:value-type="float" office:value="100">
            <text:p>100</text:p>
          </table:table-cell>
          <table:table-cell table:formula="of:=[Sheet1.G7]" office:value-type="string" office:string-value="311-1.00FRCT-ND">
            <text:p>311-1.00FRCT-ND</text:p>
          </table:table-cell>
        </table:table-row>
        <table:table-row table:style-name="ro1">
          <table:table-cell table:formula="of:=[Sheet1.H8]" office:value-type="float" office:value="10">
            <text:p>10</text:p>
          </table:table-cell>
          <table:table-cell table:formula="of:=[Sheet1.G8]" office:value-type="string" office:string-value="CF18JT10K0CT-ND">
            <text:p>CF18JT10K0CT-ND</text:p>
          </table:table-cell>
        </table:table-row>
        <table:table-row table:style-name="ro1">
          <table:table-cell table:formula="of:=[Sheet1.H9]" office:value-type="float" office:value="10">
            <text:p>10</text:p>
          </table:table-cell>
          <table:table-cell table:formula="of:=[Sheet1.G9]" office:value-type="string" office:string-value="1N4148FS-ND">
            <text:p>1N4148FS-ND</text:p>
          </table:table-cell>
        </table:table-row>
        <table:table-row table:style-name="ro1">
          <table:table-cell table:formula="of:=[Sheet1.H10]" office:value-type="float" office:value="0">
            <text:p>0</text:p>
          </table:table-cell>
          <table:table-cell table:formula="of:=[Sheet1.G10]" office:value-type="string" office:string-value="23LC1024-I/P-ND">
            <text:p>23LC1024-I/P-ND</text:p>
          </table:table-cell>
        </table:table-row>
        <table:table-row table:style-name="ro1">
          <table:table-cell table:formula="of:=[Sheet1.H12]" office:value-type="float" office:value="0">
            <text:p>0</text:p>
          </table:table-cell>
          <table:table-cell table:formula="of:=[Sheet1.G12]" office:value-type="string" office:string-value="2183-2122-ND">
            <text:p>2183-2122-ND</text:p>
          </table:table-cell>
        </table:table-row>
        <table:table-row table:style-name="ro1">
          <table:table-cell table:formula="of:=[Sheet1.H13]" office:value-type="float" office:value="10">
            <text:p>10</text:p>
          </table:table-cell>
          <table:table-cell table:formula="of:=[Sheet1.G13]" office:value-type="string" office:string-value="LB1848MC-AHOSCT-ND">
            <text:p>LB1848MC-AHOSCT-ND</text:p>
          </table:table-cell>
        </table:table-row>
        <table:table-row table:style-name="ro1">
          <table:table-cell table:formula="of:=[Sheet1.H14]" office:value-type="float" office:value="0">
            <text:p>0</text:p>
          </table:table-cell>
          <table:table-cell table:formula="of:=[Sheet1.G14]" office:value-type="float" office:value="0">
            <text:p>0</text:p>
          </table:table-cell>
        </table:table-row>
        <table:table-row table:style-name="ro1">
          <table:table-cell table:style-name="Default" table:formula="of:=[Sheet1.H15]" office:value-type="float" office:value="10">
            <text:p>10</text:p>
          </table:table-cell>
          <table:table-cell table:formula="of:=[Sheet1.G15]" office:value-type="string" office:string-value="SAM10018-ND">
            <text:p>SAM10018-ND</text:p>
          </table:table-cell>
        </table:table-row>
        <table:table-row table:style-name="ro1">
          <table:table-cell table:formula="of:=[Sheet1.H16]" office:value-type="float" office:value="0">
            <text:p>0</text:p>
          </table:table-cell>
          <table:table-cell table:formula="of:=[Sheet1.G16]" office:value-type="float" office:value="0">
            <text:p>0</text:p>
          </table:table-cell>
        </table:table-row>
        <table:table-row table:style-name="ro1">
          <table:table-cell table:formula="of:=[Sheet1.H17]" office:value-type="float" office:value="0">
            <text:p>0</text:p>
          </table:table-cell>
          <table:table-cell table:formula="of:=[Sheet1.G17]" office:value-type="float" office:value="0">
            <text:p>0</text:p>
          </table:table-cell>
        </table:table-row>
        <table:table-row table:style-name="ro1">
          <table:table-cell table:formula="of:=[Sheet1.H18]" office:value-type="float" office:value="0">
            <text:p>0</text:p>
          </table:table-cell>
          <table:table-cell table:formula="of:=[Sheet1.G18]" office:value-type="float" office:value="0">
            <text:p>0</text:p>
          </table:table-cell>
        </table:table-row>
        <table:table-row table:style-name="ro1">
          <table:table-cell table:formula="of:=[Sheet1.H19]" office:value-type="float" office:value="0">
            <text:p>0</text:p>
          </table:table-cell>
          <table:table-cell table:formula="of:=[Sheet1.G19]" office:value-type="float" office:value="0">
            <text:p>0</text:p>
          </table:table-cell>
        </table:table-row>
        <table:table-row table:style-name="ro1">
          <table:table-cell table:formula="of:=[Sheet1.H20]" office:value-type="float" office:value="0">
            <text:p>0</text:p>
          </table:table-cell>
          <table:table-cell table:formula="of:=[Sheet1.G20]" office:value-type="float" office:value="0">
            <text:p>0</text:p>
          </table:table-cell>
        </table:table-row>
        <table:table-row table:style-name="ro1">
          <table:table-cell table:number-columns-repeated="2" office:value-type="string">
            <text:p>END</text:p>
          </table:table-cell>
        </table:table-row>
        <table:table-row table:style-name="ro1" table:number-rows-repeated="1048555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12/05/2019</text:date>, <text:time>12:5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12:53:19.33</dc:date>
    <dc:creator>Gary Stofer</dc:creator>
    <meta:generator>OpenOffice/4.1.7$Win32 OpenOffice.org_project/417m1$Build-9800</meta:generator>
    <meta:editing-duration>PT2H17M18S</meta:editing-duration>
    <meta:editing-cycles>15</meta:editing-cycles>
    <meta:document-statistic meta:table-count="2" meta:cell-count="167" meta:object-count="0"/>
  </office:meta>
</office:document-meta>
</file>